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right="-0.039cm" fo:line-height="100%" fo:text-align="center" style:justify-single-word="false"/>
    </style:style>
    <style:style style:name="P2" style:family="paragraph" style:parent-style-name="Standard">
      <style:paragraph-properties fo:margin-right="-0.039cm" fo:line-height="100%" fo:text-align="start" style:justify-single-word="false"/>
      <style:text-properties style:use-window-font-color="true" loext:opacity="0%" style:font-name="Calibri" fo:font-size="16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margin-right="-0.039cm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margin-right="-0.039cm" fo:line-height="100%" fo:text-align="justify" style:justify-single-word="false"/>
    </style:style>
    <style:style style:name="P5" style:family="paragraph" style:parent-style-name="Standard">
      <style:paragraph-properties fo:margin-right="-0.039cm" fo:line-height="100%" fo:text-align="justify" style:justify-single-word="false"/>
      <style:text-properties style:use-window-font-color="true" loext:opacity="0%" style:font-name="Calibri" fo:font-size="16pt" fo:font-weight="normal" fo:background-color="transparent" style:font-name-asian="Calibri" style:font-name-complex="Calibri"/>
    </style:style>
    <style:style style:name="P6" style:family="paragraph" style:parent-style-name="Standard" style:list-style-name="L1">
      <style:paragraph-properties fo:margin-right="-0.039cm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7" style:family="paragraph" style:parent-style-name="Standard" style:list-style-name="L2">
      <style:paragraph-properties fo:margin-right="-0.039cm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8" style:family="paragraph" style:parent-style-name="Standard" style:list-style-name="L3">
      <style:paragraph-properties fo:margin-right="-0.039cm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9" style:family="paragraph" style:parent-style-name="Standard" style:list-style-name="L4">
      <style:paragraph-properties fo:margin-right="-0.039cm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0" style:family="paragraph" style:parent-style-name="Standard" style:list-style-name="L5">
      <style:paragraph-properties fo:margin-right="-0.039cm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margin-right="-0.039cm" fo:line-height="100%" fo:text-align="justify" style:justify-single-word="false"/>
      <style:text-properties style:use-window-font-color="true" loext:opacity="0%" style:font-name="Calibri" fo:font-size="14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margin-right="-0.039cm" fo:line-height="115%" fo:text-align="justify" style:justify-single-word="false"/>
      <style:text-properties style:use-window-font-color="true" loext:opacity="0%" style:font-name="Calibri" fo:font-size="14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margin-right="-0.039cm" fo:line-height="115%" fo:text-align="justify" style:justify-single-word="false"/>
    </style:style>
    <style:style style:name="P14" style:family="paragraph" style:parent-style-name="Standard">
      <style:paragraph-properties fo:margin-right="-0.039cm" fo:line-height="115%" fo:text-align="justify" style:justify-single-word="false"/>
      <style:text-properties style:use-window-font-color="true" loext:opacity="0%" style:font-name="Calibri" fo:font-size="16pt" fo:font-weight="normal" fo:background-color="transparent" style:font-name-asian="Calibri" style:font-name-complex="Calibri"/>
    </style:style>
    <style:style style:name="P15" style:family="paragraph" style:parent-style-name="Standard" style:list-style-name="L6">
      <style:paragraph-properties fo:margin-right="-0.039cm" fo:line-height="115%" fo:text-align="justify" style:justify-single-word="false"/>
    </style:style>
    <style:style style:name="P16" style:family="paragraph" style:parent-style-name="Standard" style:list-style-name="L7">
      <style:paragraph-properties fo:margin-right="-0.039cm" fo:line-height="100%" fo:text-align="justify" style:justify-single-word="false"/>
      <style:text-properties style:use-window-font-color="true" loext:opacity="0%" style:font-name="Calibri" fo:font-size="12pt" fo:font-weight="normal" fo:background-color="transparent" style:font-name-asian="Calibri" style:font-name-complex="Calibri"/>
    </style:style>
    <style:style style:name="P17" style:family="paragraph" style:parent-style-name="Standard" style:list-style-name="L8">
      <style:paragraph-properties fo:margin-right="-0.039cm" fo:line-height="100%" fo:text-align="justify" style:justify-single-word="false"/>
    </style:style>
    <style:style style:name="P18" style:family="paragraph" style:parent-style-name="Standard">
      <style:paragraph-properties fo:margin-right="-2.043cm" fo:line-height="100%" fo:text-align="start" style:justify-single-word="false"/>
    </style:style>
    <style:style style:name="P19" style:family="paragraph" style:parent-style-name="Standard">
      <style:paragraph-properties fo:margin-right="-0.039cm" fo:line-height="100%" fo:text-align="center" style:justify-single-word="false">
        <style:tab-stops>
          <style:tab-stop style:position="4.509cm"/>
          <style:tab-stop style:position="6.262cm"/>
          <style:tab-stop style:position="14.026cm"/>
          <style:tab-stop style:position="16.782cm"/>
        </style:tab-stops>
      </style:paragraph-properties>
    </style:style>
    <style:style style:name="P20" style:family="paragraph" style:parent-style-name="Standard">
      <style:paragraph-properties fo:margin-right="-0.039cm" fo:margin-top="0cm" fo:margin-bottom="0.353cm" style:contextual-spacing="false"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21" style:family="paragraph" style:parent-style-name="Standard">
      <style:paragraph-properties fo:margin-right="-1.792cm" fo:margin-top="0cm" fo:margin-bottom="0.353cm" style:contextual-spacing="false" fo:line-height="100%" fo:text-align="start" style:justify-single-word="false">
        <style:tab-stops>
          <style:tab-stop style:position="1.002cm"/>
        </style:tab-stops>
      </style:paragraph-properties>
    </style:style>
    <style:style style:name="P22" style:family="paragraph" style:parent-style-name="Standard">
      <style:paragraph-properties fo:margin-right="-1.792cm" fo:margin-top="0cm" fo:margin-bottom="0.353cm" style:contextual-spacing="false" fo:line-height="100%" fo:text-align="center" style:justify-single-word="false">
        <style:tab-stops>
          <style:tab-stop style:position="1.002cm"/>
        </style:tab-stops>
      </style:paragraph-properties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36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2pt" fo:font-weight="normal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2pt" fo:font-weight="bold" fo:background-color="transparent" loext:char-shading-value="0" style:font-name-asian="Calibri" style:font-name-complex="Calibri"/>
    </style:style>
    <style:style style:name="T5" style:family="text">
      <style:text-properties fo:color="#0000ff" loext:opacity="100%" style:font-name="Calibri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6" style:family="text">
      <style:text-properties officeooo:rsid="0010b2cc"/>
    </style:style>
    <style:style style:name="T7" style:family="text">
      <style:text-properties style:use-window-font-color="true" loext:opacity="0%" style:font-name="Calibri" fo:font-size="16pt" fo:font-weight="normal" fo:background-color="transparent" loext:char-shading-value="0" style:font-name-asian="Calibri" style:font-name-complex="Calibri"/>
    </style:style>
    <style:style style:name="T8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text:list-style style:name="L1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635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3"/></text:span><text:span text:style-name="T2">AMAN ANSARI A</text:span></text:p>
      <text:p text:style-name="P1"><text:span text:style-name="T3">ansari11092002@gmail.com </text:span><text:span text:style-name="T4">|</text:span><text:span text:style-name="T3"> +91 8148702094</text:span></text:p>
      <text:p text:style-name="P1"><text:a xlink:type="simple" xlink:href="https://www.linkedin.com/in/mr-aman-ansari" text:style-name="Internet_20_link" text:visited-style-name="Visited_20_Internet_20_Link"><text:span text:style-name="T5">https://www.linkedin.com/in/mr-aman-ansari</text:span></text:a><text:span text:style-name="T3"> </text:span><text:span text:style-name="T4">|</text:span><text:span text:style-name="T3"> Address: Porur, Chennai-600116.</text:span></text:p>
      <text:p text:style-name="P1"><text:span text:style-name="T3"/></text:p>
      <text:p text:style-name="P2">OBJECTIVE</text:p>
      <text:p text:style-name="P3">Final year Computer Science student proficient in Web Development. Seeking an entry- level role to apply technical skills, work through innovative projects, and grow in a dynamic development team in the tech industry.</text:p>
      <text:p text:style-name="P4"><text:span text:style-name="T3"/></text:p>
      <text:p text:style-name="P5">EDUCATION</text:p>
      <text:list text:style-name="L1">
        <text:list-item>
          <text:p text:style-name="P6">SRI MUT<text:span text:style-name="T6">HUKUMARAN </text:span>ARTS AND SCIENCE COLLEGE</text:p>
        </text:list-item>
      </text:list>
      <text:p text:style-name="P4"><text:span text:style-name="T3"><text:s text:c="13"/>B.sc(Computer Science) <text:s text:c="71"/></text:span><text:span text:style-name="T4">[2022-2025]</text:span></text:p>
      <text:p text:style-name="P3"><text:s text:c="13"/>PERCENTAGE: 69.76</text:p>
      <text:p text:style-name="P3"><text:s text:c="13"/>Chennai, Tamil Nadu.</text:p>
      <text:list text:style-name="L2">
        <text:list-item>
          <text:p text:style-name="P7">ST MARY'S MATRIC<text:span text:style-name="T6">ULATION</text:span> HIGHER SECONDARY SCHOOL</text:p>
        </text:list-item>
      </text:list>
      <text:p text:style-name="P3"><text:s text:c="13"/>HSC-2021</text:p>
      <text:p text:style-name="P3"><text:s text:c="13"/>PERCENTAGE: 85.16</text:p>
      <text:p text:style-name="P3"><text:s text:c="13"/>Chennai, Tamil Nadu.</text:p>
      <text:p text:style-name="P4"><text:span text:style-name="T3"><text:s/></text:span></text:p>
      <text:p text:style-name="P5">TECHNICAL SKILLS <text:s text:c="33"/>SOFT SKILLS<text:tab/></text:p>
      <text:p text:style-name="P3"><text:s text:c="6"/>HTML &amp; CSS <text:s text:c="6"/>Database <text:s text:c="35"/>Communication</text:p>
      <text:p text:style-name="P3"><text:s text:c="6"/>C &amp; C++ <text:s text:c="13"/>Networking <text:s text:c="31"/>Team Collaboration</text:p>
      <text:p text:style-name="P3"><text:s text:c="6"/>Java <text:s text:c="73"/>Problem Solving</text:p>
      <text:p text:style-name="P3"><text:s text:c="6"/>MS Office <text:s text:c="63"/>Time Management</text:p>
      <text:p text:style-name="P4"><text:span text:style-name="T3"/></text:p>
      <text:p text:style-name="P5">CERTIFICATIONS</text:p>
      <text:list text:style-name="L3">
        <text:list-item>
          <text:p text:style-name="P8">Basics of Computer Networking <text:s text:c="18"/>[Issued July 2024]</text:p>
        </text:list-item>
      </text:list>
      <text:p text:style-name="P3"><text:s text:c="13"/>Certified By NetworkGeek</text:p>
      <text:list text:style-name="L4">
        <text:list-item>
          <text:p text:style-name="P9">Oracle Cloud Infrastructure 2023 <text:s text:c="16"/>[Issued Mar 2023 - Expires Mar 2026]</text:p>
        </text:list-item>
      </text:list>
      <text:p text:style-name="P3"><text:s text:c="13"/>Oracle Certified Foundations Associate</text:p>
      <text:list text:style-name="L5">
        <text:list-item>
          <text:p text:style-name="P10">Data Science with Python-Bootcamp <text:s text:c="7"/>[Issued March 2025]</text:p>
        </text:list-item>
      </text:list>
      <text:p text:style-name="P3"><text:s text:c="13"/>Certified By NetworkGeek</text:p>
      <text:p text:style-name="P4"><text:span text:style-name="T3"/></text:p>
      <text:p text:style-name="P4"><text:span text:style-name="T7">PROJECT</text:span><text:span text:style-name="T3"/></text:p>
      <text:p text:style-name="P11">Personal Portfolio Website</text:p>
      <text:p text:style-name="P4"><text:span text:style-name="T3">Built a responsive website which shows my knowledge and accomplishement</text:span><text:span text:style-name="T8">. </text:span></text:p>
      <text:p text:style-name="P12">Features -[About me, Skills, Contact info]</text:p>
      <text:p text:style-name="P12">Tool-Visual Studio Code </text:p>
      <text:p text:style-name="P12">Code - [HTML, CSS, <text:s/>Javascript]</text:p>
      <text:p text:style-name="P13"><text:span text:style-name="T8"/></text:p>
      <text:p text:style-name="P14">ACHIEVEMENTS</text:p>
      <text:list text:style-name="L6">
        <text:list-item>
          <text:p text:style-name="P15"><text:span text:style-name="T3">Participated in cleanliness and beautification drives of government schools along side GTT foundation employees, <text:s/>including cleaning and painting school premises to create a better </text:span><text:soft-page-break/><text:span text:style-name="T3">learning environment.</text:span><text:span text:style-name="T7"/></text:p>
        </text:list-item>
        <text:list-item>
          <text:p text:style-name="P15"><text:span text:style-name="T3">Won 2nd prize in a short film competition for directing and videography of a socially themed film.</text:span><text:span text:style-name="T7"/></text:p>
        </text:list-item>
        <text:list-item>
          <text:p text:style-name="P15"><text:span text:style-name="T3">Participated in running a food stall at the campus event, gaining hand-on experience in teamwork and sales.</text:span><text:span text:style-name="T7"/></text:p>
        </text:list-item>
      </text:list>
      <text:p text:style-name="P13"><text:span text:style-name="T7"/></text:p>
      <text:p text:style-name="P5">LANGUAGES</text:p>
      <text:list text:style-name="L7">
        <text:list-item>
          <text:p text:style-name="P16">English-Intermediate</text:p>
        </text:list-item>
        <text:list-item>
          <text:p text:style-name="P16">Hindi-Native</text:p>
        </text:list-item>
        <text:list-item>
          <text:p text:style-name="P16">Tamil-Advanced</text:p>
        </text:list-item>
      </text:list>
      <text:p text:style-name="P4"><text:span text:style-name="T3"/></text:p>
      <text:p text:style-name="P5">HOBBIES</text:p>
      <text:list text:style-name="L8">
        <text:list-item>
          <text:p text:style-name="P17"><text:span text:style-name="T7">Playing music</text:span><text:span text:style-name="T3"/></text:p>
        </text:list-item>
        <text:list-item>
          <text:p text:style-name="P17"><text:span text:style-name="T7">Reading books </text:span><text:span text:style-name="T3"/></text:p>
        </text:list-item>
        <text:list-item>
          <text:p text:style-name="P17"><text:span text:style-name="T7">Drawing</text:span><text:span text:style-name="T3"/></text:p>
        </text:list-item>
        <text:list-item>
          <text:p text:style-name="P17"><text:span text:style-name="T7">Chess</text:span><text:span text:style-name="T3"/></text:p>
        </text:list-item>
        <text:list-item>
          <text:p text:style-name="P17"><text:span text:style-name="T7">Playing Cricket</text:span><text:span text:style-name="T3"/></text:p>
        </text:list-item>
      </text:list>
      <text:p text:style-name="P13"><text:span text:style-name="T8"/></text:p>
      <text:p text:style-name="P13"><text:span text:style-name="T8"><text:s/></text:span><text:span text:style-name="T7">DECLARATION</text:span></text:p>
      <text:p text:style-name="P3">I hereby declare that the information mentioned above are right to the best of my knowledge.</text:p>
      <text:p text:style-name="P4"><text:span text:style-name="T7"/></text:p>
      <text:p text:style-name="P13"><text:span text:style-name="T7"><text:s/></text:span><text:span text:style-name="T3"/></text:p>
      <text:p text:style-name="P3"><text:s text:c="12"/></text:p>
      <text:p text:style-name="P3"><text:s text:c="12"/></text:p>
      <text:p text:style-name="P1"><text:span text:style-name="T3"/></text:p>
      <text:p text:style-name="P18"><text:span text:style-name="T3"/></text:p>
      <text:p text:style-name="P1"><text:span text:style-name="T2"/></text:p>
      <text:p text:style-name="P19"><text:span text:style-name="T2"/></text:p>
      <text:p text:style-name="P20"><text:s text:c="115"/></text:p>
      <text:p text:style-name="P21"><text:span text:style-name="T1"/></text:p>
      <text:p text:style-name="P22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0T17:06:33.303000000</dc:date>
    <meta:editing-duration>PT4M9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53" meta:word-count="266" meta:character-count="2492" meta:non-whitespace-character-count="1632"/>
  </office:meta>
</office:document-meta>
</file>